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 style:list-style-name="L6">
      <style:paragraph-properties fo:text-align="start" style:justify-single-word="false" style:writing-mode="lr-tb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 style:list-style-name="L2">
      <style:paragraph-properties fo:text-align="start" style:justify-single-word="false" style:writing-mode="lr-tb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0pt" style:font-size-asian="10pt" style:font-size-complex="10pt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style:font-name="Times New Roman" fo:font-size="10pt" style:font-size-asian="10pt" style:font-size-complex="10pt"/>
    </style:style>
    <style:style style:name="P7" style:family="paragraph" style:parent-style-name="Standard" style:list-style-name="L3">
      <style:paragraph-properties fo:text-align="start" style:justify-single-word="false" style:writing-mode="lr-tb"/>
      <style:text-properties style:font-name="Times New Roman" fo:font-size="10pt" style:font-size-asian="10pt" style:font-size-complex="10pt"/>
    </style:style>
    <style:style style:name="P8" style:family="paragraph" style:parent-style-name="Standard" style:list-style-name="L4">
      <style:paragraph-properties fo:text-align="start" style:justify-single-word="false" style:writing-mode="lr-tb"/>
      <style:text-properties style:font-name="Times New Roman" fo:font-size="10pt" style:font-size-asian="10pt" style:font-size-complex="10pt"/>
    </style:style>
    <style:style style:name="P9" style:family="paragraph" style:parent-style-name="Standard" style:list-style-name="L5">
      <style:paragraph-properties fo:text-align="start" style:justify-single-word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5">
      <style:paragraph-properties fo:text-align="start" style:justify-single-word="false" style:writing-mode="lr-tb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2">
      <style:paragraph-properties fo:text-align="start" style:justify-single-word="false" style:writing-mode="lr-tb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writing-mode="lr-tb" style:join-border="false"/>
      <style:text-properties style:font-name="Times New Roman" fo:font-size="10pt" style:font-size-asian="10pt" style:font-size-complex="10pt"/>
    </style:style>
    <style:style style:name="P15" style:family="paragraph" style:parent-style-name="Standard" style:list-style-name="L3">
      <style:paragraph-properties fo:text-align="start" style:justify-single-word="false" fo:padding="0.074cm" fo:border-left="none" fo:border-right="none" fo:border-top="none" fo:border-bottom="0.002cm solid #000000" style:writing-mode="lr-tb" style:join-border="false"/>
      <style:text-properties style:font-name="Times New Roman" fo:font-size="10pt" style:font-size-asian="10pt" style:font-size-complex="10pt"/>
    </style:style>
    <style:style style:name="P16" style:family="paragraph" style:parent-style-name="Standard" style:list-style-name="L2">
      <style:paragraph-properties fo:text-align="start" style:justify-single-word="false" fo:padding="0.074cm" fo:border-left="none" fo:border-right="none" fo:border-top="none" fo:border-bottom="0.002cm solid #000000" style:writing-mode="lr-tb" style:join-border="false"/>
    </style:style>
    <style:style style:name="P17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writing-mode="lr-tb" style:join-border="false"/>
    </style:style>
    <style:style style:name="P18" style:family="paragraph" style:parent-style-name="Heading_20_1">
      <style:paragraph-properties fo:text-align="center" style:justify-single-word="false" style:writing-mode="lr-tb"/>
      <style:text-properties style:font-name="Times New Roman" fo:font-size="10pt" style:font-size-asian="10pt" style:font-size-complex="10pt"/>
    </style:style>
    <style:style style:name="P19" style:family="paragraph" style:parent-style-name="Heading_20_3">
      <style:paragraph-properties fo:text-align="start" style:justify-single-word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variant="normal" fo:text-transform="none" fo:color="#333333" fo:letter-spacing="normal" fo:font-weight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0.5pt" style:font-size-asian="10.5pt" style:font-size-complex="10.5pt"/>
    </style:style>
    <style:style style:name="T7" style:family="text">
      <style:text-properties style:font-name="Times New Roman"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Times New Roman" fo:font-size="11pt" style:font-size-asian="11pt" style:font-size-complex="11pt"/>
    </style:style>
    <style:style style:name="T12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13" style:family="text">
      <style:text-properties style:font-name="Times New Roman" fo:font-size="10pt" style:font-size-asian="10pt" style:font-size-complex="10pt"/>
    </style:style>
    <style:style style:name="T1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Yishai Rasowsky</text:h>
      <text:p text:style-name="P17"><text:span text:style-name="T13">Kaf Hachaim 32/1 Beitar Illit, Israel | (972) 54-848-2245 | </text:span><text:a xlink:type="simple" xlink:href="mailto:yishairasowsky@gmail.com" text:style-name="Internet_20_link" text:visited-style-name="Visited_20_Internet_20_Link"><text:span text:style-name="T13">yishairasowsky@gmail.com</text:span></text:a><text:span text:style-name="T13"> <text:s text:c="64"/></text:span></text:p>
      <text:h text:style-name="P19" text:outline-level="3">Professional Experience</text:h>
      <text:p text:style-name="P2">Machine and Deep Learning:</text:p>
      <text:p text:style-name="P10"><text:span text:style-name="T3">Machine Learning Specialist, </text:span><text:span text:style-name="T15">SMRTflow – Jerusalem, Israel. November 2019 – Present.</text:span></text:p>
      <text:list xml:id="list9083404829495749087" text:style-name="L6">
        <text:list-item>
          <text:p text:style-name="P3"><text:span text:style-name="T18">Entity detection from text and PDF</text:span></text:p>
          <text:list>
            <text:list-item>
              <text:p text:style-name="P3"><text:span text:style-name="T18">High resolution lease contract abstraction.</text:span></text:p>
            </text:list-item>
            <text:list-item>
              <text:p text:style-name="P3"><text:span text:style-name="T18">Automate tagging and population of fields, e.g. starting/cancellation date, contract type, etc.</text:span></text:p>
            </text:list-item>
          </text:list>
          <text:p text:style-name="P3"><text:span text:style-name="T18"/></text:p>
        </text:list-item>
      </text:list>
      <text:p text:style-name="P10"><text:span text:style-name="T3">Data Science Intern,</text:span><text:span text:style-name="T15"> Cnvrg.io</text:span><text:span text:style-name="T16"> </text:span>– Jerusalem, Israel. Summer 2019</text:p>
      <text:list xml:id="list384689566259243492" text:style-name="L1">
        <text:list-item>
          <text:p text:style-name="P6">Constructed and published python libraries for machine learning algorithms.</text:p>
        </text:list-item>
      </text:list>
      <text:list xml:id="list2640890680070215744" text:style-name="L2">
        <text:list-item>
          <text:list>
            <text:list-item>
              <text:p text:style-name="P4">K-means – Supervised and unsupervised clustering.</text:p>
            </text:list-item>
            <text:list-item>
              <text:p text:style-name="P4">LSTM with Keras – Prediction of time series for daily temperature.</text:p>
            </text:list-item>
          </text:list>
        </text:list-item>
        <text:list-item>
          <text:p text:style-name="P4">Completed showcase projects using various machine learning algorithms. </text:p>
          <text:list>
            <text:list-item>
              <text:p text:style-name="P4">Implemented product recommendation engine using NLP <text:span text:style-name="T4">TF-IDF Vectorizer</text:span><text:span text:style-name="T4">.</text:span></text:p>
            </text:list-item>
            <text:list-item>
              <text:p text:style-name="P4">Created weather forecaster using Facebook's Prophet. </text:p>
            </text:list-item>
            <text:list-item>
              <text:p text:style-name="P4">How to build a dataset with webscraping using BeautifulSoup.</text:p>
            </text:list-item>
            <text:list-item>
              <text:p text:style-name="P4">Exploratory Data Analysis concerning fraud detection. </text:p>
            </text:list-item>
          </text:list>
        </text:list-item>
        <text:list-item>
          <text:p text:style-name="P4">Composed and compiled explanations of numerous data science concepts</text:p>
          <text:list>
            <text:list-item>
              <text:p text:style-name="P4">For “ML Dictionary”, a google chrome app that provides definitions of ML terminology.</text:p>
            </text:list-item>
          </text:list>
        </text:list-item>
      </text:list>
      <text:p text:style-name="P1"/>
      <text:p text:style-name="P1">Other Fields:</text:p>
      <text:p text:style-name="P5"><text:span text:style-name="T1">Administrative Assistant</text:span>, Kollel Klal, 2017-2018</text:p>
      <text:p text:style-name="P5"><text:span text:style-name="T1">Accounting Innovations</text:span>, Ohr Somayach Kollel, 2013-2017</text:p>
      <text:p text:style-name="P5"><text:span text:style-name="T1">Instructor of Talmud and Jewish Law</text:span>, Yeshivas Ohr Somayach, 2012-2017</text:p>
      <text:p text:style-name="P5"><text:span text:style-name="T1">Laboratory Research Fellowship</text:span>, Electro-optical crystal laser laboratory, Technion Summer 2006</text:p>
      <text:p text:style-name="P5"><text:span text:style-name="T1">Laboratory Research Fellowship</text:span>, Quantum nano-magnetic hysteresis, Amherst, Summer 2005</text:p>
      <text:p text:style-name="P14"><text:span text:style-name="T1">Tutor in Math and Science</text:span>, Amherst College, 2004-2008 </text:p>
      <text:h text:style-name="P19" text:outline-level="3">Education</text:h>
      <text:list xml:id="list4757409062702896788" text:style-name="L3">
        <text:list-item>
          <text:p text:style-name="P7"><text:span text:style-name="T2">Data science and Machine Learning Certificate</text:span><text:span text:style-name="T17">, IBM</text:span>, July 2019</text:p>
          <text:list>
            <text:list-item>
              <text:p text:style-name="P7">Practiced executing data-driven solutions to increase efficiency and accuracy. Created data regress ion models with visualization using predictive data modeling. Analyzed data mining algorithms to deliver insights. Implemented action-oriented solutions to complex business problems.</text:p>
            </text:list-item>
          </text:list>
        </text:list-item>
        <text:list-item>
          <text:p text:style-name="P7"><text:span text:style-name="T2">Udacity</text:span><text:span text:style-name="T1">, Studied Independently Online</text:span>, May 2018 - January 2019</text:p>
          <text:list>
            <text:list-item>
              <text:p text:style-name="P7">Proficient in Python and Github. Knowledgeable in SQL, HTML, CSS, Javascript.</text:p>
            </text:list-item>
          </text:list>
        </text:list-item>
        <text:list-item>
          <text:p text:style-name="P7"><text:span text:style-name="T2">Technion</text:span><text:span text:style-name="T1">, Israel Institute of Technology,</text:span> Haifa Israel, Advanced Physics, Semester 2010</text:p>
        </text:list-item>
        <text:list-item>
          <text:p text:style-name="P7"><text:span text:style-name="T2">Ohr Somayach</text:span><text:span text:style-name="T1"> </text:span><text:span text:style-name="T2">Institutions</text:span>, Jerusalem, Israel, In-depth analytical study of Talmud, 2008-2017</text:p>
        </text:list-item>
        <text:list-item>
          <text:p text:style-name="P7"><text:span text:style-name="T2">Amherst College</text:span>, Amherst MA, <text:span text:style-name="T19">BA in Math and Physics with Honors</text:span>, 2004-2008</text:p>
        </text:list-item>
        <text:list-item>
          <text:p text:style-name="P7"><text:span text:style-name="T2">University of Bristol</text:span>, Bristol, UK, Advanced Physics, Spring 2007</text:p>
        </text:list-item>
        <text:list-item>
          <text:p text:style-name="P15"><text:span text:style-name="T2">Budapest Semesters in Mathematics</text:span>, Budapest, Hungary, Advanced Mathematics, Fall 2006</text:p>
        </text:list-item>
      </text:list>
      <text:h text:style-name="P19" text:outline-level="3">Published Works</text:h>
      <text:list xml:id="list36395999" text:continue-list="list2640890680070215744" text:style-name="L2">
        <text:list-item>
          <text:p text:style-name="P13"><text:span text:style-name="T14">Quantum Thesis Cum Laude: </text:span><text:a xlink:type="simple" xlink:href="https://www.amherst.edu/media/view/58703/originaSl/jesse_thesis.pdf" text:style-name="Internet_20_link" text:visited-style-name="Visited_20_Internet_20_Link"><text:span text:style-name="T14">https://www.amherst.edu/media/view/58703/originaSl/jesse_thesis.pdf</text:span></text:a></text:p>
        </text:list-item>
        <text:list-item>
          <text:p text:style-name="P16"><text:span text:style-name="T14">Personal Projects: </text:span><text:a xlink:type="simple" xlink:href="https://github.com/yishairasowsky/bible_search" text:style-name="Internet_20_link" text:visited-style-name="Visited_20_Internet_20_Link"><text:span text:style-name="T14">https://github.com/yishairasowsky/bible_search</text:span></text:a><text:span text:style-name="T14"> </text:span></text:p>
        </text:list-item>
      </text:list>
      <text:h text:style-name="P19" text:outline-level="3">Additional Skills</text:h>
      <text:list xml:id="list3548277888360689523" text:style-name="L4">
        <text:list-item>
          <text:p text:style-name="P8">Proficient in Python. Knowledge of HTML, CSS, Javascript, Java, SQL, Excel, Power Point.</text:p>
        </text:list-item>
      </text:list>
      <text:list xml:id="list974037165498475099" text:style-name="L5">
        <text:list-item>
          <text:p text:style-name="P9">Experience in relational and non-relational database software.</text:p>
        </text:list-item>
        <text:list-item>
          <text:p text:style-name="P9">Fast and Independent Learner, Team Player, Strong communication and writing skills, Industrious, Organized, </text:p>
          <text:p text:style-name="P9">Excellent work ethic, Innovative/creative, Articulate, Analytical and mathematical approach, Passionate about solid data-driven solutions, Diplomatic, Public Speaking, Teaching.</text:p>
          <text:p text:style-name="P12"/>
        </text:list-item>
      </text:list>
      <text:p text:style-name="P11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ishai Rasowsky</meta:initial-creator>
    <meta:creation-date>2019-07-23T14:30:39.39</meta:creation-date>
    <dc:date>2019-11-03T16:17:25.46</dc:date>
    <dc:creator>Yishai Rasowsky</dc:creator>
    <meta:editing-duration>P3DT23H19M44S</meta:editing-duration>
    <meta:editing-cycles>24</meta:editing-cycles>
    <meta:generator>OpenOffice/4.1.5$Win32 OpenOffice.org_project/415m1$Build-9789</meta:generator>
    <meta:document-statistic meta:table-count="0" meta:image-count="0" meta:object-count="0" meta:page-count="1" meta:paragraph-count="45" meta:word-count="409" meta:character-count="3180"/>
  </office:meta>
</office:document-meta>
</file>